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style:text-properties officeooo:rsid="000b8684" officeooo:paragraph-rsid="000b8684"/>
    </style:style>
    <style:style style:name="P3" style:family="paragraph" style:parent-style-name="Text_20_body">
      <style:paragraph-properties fo:margin-top="0.101cm" fo:margin-bottom="0.101cm" style:contextual-spacing="false"/>
      <style:text-properties officeooo:rsid="000b8684" officeooo:paragraph-rsid="000b8684"/>
    </style:style>
    <style:style style:name="P4" style:family="paragraph" style:parent-style-name="Text_20_body">
      <style:paragraph-properties fo:margin-top="0.101cm" fo:margin-bottom="0.101cm" style:contextual-spacing="false"/>
      <style:text-properties officeooo:rsid="000f858f" officeooo:paragraph-rsid="000f858f"/>
    </style:style>
    <style:style style:name="P5" style:family="paragraph" style:parent-style-name="Text_20_body">
      <style:paragraph-properties fo:margin-top="0cm" fo:margin-bottom="0cm" style:contextual-spacing="false"/>
      <style:text-properties officeooo:rsid="000f858f" officeooo:paragraph-rsid="000f858f"/>
    </style:style>
    <style:style style:name="P6" style:family="paragraph" style:parent-style-name="Text_20_body" style:list-style-name="L1">
      <style:paragraph-properties fo:margin-top="0.101cm" fo:margin-bottom="0.101cm" style:contextual-spacing="false"/>
      <style:text-properties officeooo:rsid="000a5b24" officeooo:paragraph-rsid="000a5b24"/>
    </style:style>
    <style:style style:name="P7" style:family="paragraph" style:parent-style-name="Text_20_body" style:list-style-name="L2">
      <style:paragraph-properties fo:margin-top="0.101cm" fo:margin-bottom="0.101cm" style:contextual-spacing="false"/>
      <style:text-properties officeooo:rsid="000a5b24" officeooo:paragraph-rsid="000a5b24"/>
    </style:style>
    <style:style style:name="P8" style:family="paragraph" style:parent-style-name="Text_20_body" style:list-style-name="L2">
      <style:paragraph-properties fo:margin-top="0cm" fo:margin-bottom="0cm" style:contextual-spacing="false"/>
      <style:text-properties officeooo:rsid="000b8684" officeooo:paragraph-rsid="000b8684"/>
    </style:style>
    <style:style style:name="T1" style:family="text">
      <style:text-properties officeooo:rsid="000d5ca9"/>
    </style:style>
    <style:style style:name="T2" style:family="text">
      <style:text-properties fo:font-weight="bold" style:font-weight-asian="bold" style:font-weight-complex="bold"/>
    </style:style>
    <style:style style:name="T3" style:family="text">
      <style:text-properties officeooo:rsid="00104166"/>
    </style:style>
    <style:style style:name="T4" style:family="text">
      <style:text-properties officeooo:rsid="00122a99"/>
    </style:style>
    <style:style style:name="T5" style:family="text">
      <style:text-properties officeooo:rsid="00142612"/>
    </style:style>
    <style:style style:name="T6" style:family="text">
      <style:text-properties officeooo:rsid="00142a7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ipendenza Circolare con gli smart pointer in Rust</text:h>
      <text:h text:style-name="Heading_20_2" text:outline-level="2">Esempio 1 <text:span text:style-name="T6">con Rc e RefCell</text:span></text:h>
      <text:p text:style-name="P1">use std::rc::Rc;</text:p>
      <text:p text:style-name="P1">use std::cell::RefCell;</text:p>
      <text:p text:style-name="P1"/>
      <text:p text:style-name="P1">struct Node {</text:p>
      <text:p text:style-name="P1"><text:s text:c="4"/>value: i32,</text:p>
      <text:p text:style-name="P1"><text:s text:c="4"/>parent: Option&lt;Rc&lt;RefCell&lt;Node&gt;&gt;&gt;,</text:p>
      <text:p text:style-name="P1"><text:s text:c="4"/>children: Vec&lt;Rc&lt;RefCell&lt;Node&gt;&gt;&gt;,</text:p>
      <text:p text:style-name="P1">}</text:p>
      <text:p text:style-name="P1"/>
      <text:p text:style-name="P1">fn main() {</text:p>
      <text:p text:style-name="P1"><text:s text:c="4"/>let node1 = Rc::new(RefCell::new(Node {</text:p>
      <text:p text:style-name="P1"><text:s text:c="8"/>value: 1,</text:p>
      <text:p text:style-name="P1"><text:s text:c="8"/>parent: None,</text:p>
      <text:p text:style-name="P1"><text:s text:c="8"/>children: vec![],</text:p>
      <text:p text:style-name="P1"><text:s text:c="4"/>}));</text:p>
      <text:p text:style-name="P1"/>
      <text:p text:style-name="P1"><text:s text:c="4"/>let node2 = Rc::new(RefCell::new(Node {</text:p>
      <text:p text:style-name="P1"><text:s text:c="8"/>value: 2,</text:p>
      <text:p text:style-name="P1"><text:s text:c="8"/>parent: Some(node1.clone()),</text:p>
      <text:p text:style-name="P1"><text:s text:c="8"/>children: vec![],</text:p>
      <text:p text:style-name="P1"><text:s text:c="4"/>}));</text:p>
      <text:p text:style-name="P1"/>
      <text:p text:style-name="P1"><text:s text:c="4"/>node1.borrow_mut().children.push(node2.clone());</text:p>
      <text:p text:style-name="P1">}</text:p>
      <text:p text:style-name="P1"/>
      <text:list text:style-name="L1">
        <text:list-item>
          <text:p text:style-name="P6">Che cos’è Rc?</text:p>
        </text:list-item>
      </text:list>
      <text:list text:style-name="L2">
        <text:list-item>
          <text:list>
            <text:list-item>
              <text:p text:style-name="P7">Rc (Reference Counting) è uno smart pointer che consente di condividere la proprietà di un valore tra più proprietari. Rc indica che il conteggio dei riferimenti viene utilizzato per gestire la memoria in modo sicuro. In particolare, Rc consente di creare più puntatori che puntano allo stesso valore, senza dover fare una copia di tale valore. Questo è utile quando si vuole condividere un valore tra più parti del codice senza doverlo clonare o passare per riferimento. Il funzionamento di Rc è basato sul conteggio dei riferimenti. Ogni volta che si crea un nuovo puntatore Rc che punta ad un valore, il conteggio dei riferimenti viene incrementato di uno. Quando un puntatore Rc viene distrutto, il conteggio dei riferimenti viene decrementato di uno. Se il conteggio dei riferimenti raggiunge lo zero, significa che non ci sono più puntatori che puntano al valore e il valore viene deallocato automaticamente.</text:p>
            </text:list-item>
          </text:list>
        </text:list-item>
        <text:list-item>
          <text:p text:style-name="P7">Che cos’è RefCell?</text:p>
          <text:list>
            <text:list-item>
              <text:p text:style-name="P7">RefCell (Reference Cell) è un tipo di cella che consente di ottenere riferimenti mutabili ad un valore immutabile. RefCell indica che questo tipo di dato consente di gestire la <text:soft-page-break/>mutabilità dei riferimenti in modo dinamico e sicuro a tempo di esecuzione. In particolare, RefCell consente di ottenere riferimenti mutabili ad un valore immutabile, senza violare le regole di mutabilità del borrow checker di Rust. Ciò significa che è possibile modificare un valore tramite un riferimento ottenuto da una RefCell senza dover dichiarare il valore come mutabile. Il funzionamento di RefCell è basato sulle verifiche a tempo di esecuzione. Quando si richiede un riferimento mutabile ad un valore immutabile tramite una RefCell, questa verifica se ci sono altri riferimenti attivi al valore. Se non ci sono altri riferimenti attivi, la RefCell restituisce un riferimento mutabile al valore. Se ci sono altri riferimenti attivi, la RefCell genera un errore a tempo di esecuzione.</text:p>
              <text:list>
                <text:list-item>
                  <text:p text:style-name="P8">let x = RefCell::new(42);</text:p>
                </text:list-item>
                <text:list-item>
                  <text:p text:style-name="P8">let y = x.borrow_mut();<text:tab/><text:tab/>ottiene un riferimento mutabile a x</text:p>
                </text:list-item>
                <text:list-item>
                  <text:p text:style-name="P8">*y += 1;</text:p>
                </text:list-item>
                <text:list-item>
                  <text:p text:style-name="P8">let z = x.borrow();<text:tab/><text:tab/><text:tab/>otti<text:span text:style-name="T1">e</text:span>ne un riferimento in lettura a x</text:p>
                </text:list-item>
              </text:list>
            </text:list-item>
          </text:list>
        </text:list-item>
      </text:list>
      <text:h text:style-name="Heading_20_2" text:outline-level="2">Esempio 2 <text:span text:style-name="T6">con Arc</text:span></text:h>
      <text:p text:style-name="P2">use std::sync::Arc;</text:p>
      <text:p text:style-name="P2"/>
      <text:p text:style-name="P2">struct Node {</text:p>
      <text:p text:style-name="P2"><text:s text:c="4"/>value: i32,</text:p>
      <text:p text:style-name="P2"><text:s text:c="4"/>next: Option&lt;Arc&lt;Node&gt;&gt;,</text:p>
      <text:p text:style-name="P2">}</text:p>
      <text:p text:style-name="P2"/>
      <text:p text:style-name="P2">fn main() {</text:p>
      <text:p text:style-name="P2"><text:s text:c="4"/>let node1 = Arc::new(Node {</text:p>
      <text:p text:style-name="P2"><text:s text:c="8"/>value: 1,</text:p>
      <text:p text:style-name="P2"><text:s text:c="8"/>next: None,</text:p>
      <text:p text:style-name="P2"><text:s text:c="4"/>});</text:p>
      <text:p text:style-name="P2"><text:s text:c="4"/>let node2 = Arc::new(Node {</text:p>
      <text:p text:style-name="P2"><text:s text:c="8"/>value: 2,</text:p>
      <text:p text:style-name="P2"><text:s text:c="8"/>next: Some(node1.clone()),</text:p>
      <text:p text:style-name="P2"><text:s text:c="4"/>});</text:p>
      <text:p text:style-name="P2"><text:s text:c="4"/>node1.next = Some(node2.clone());</text:p>
      <text:p text:style-name="P2"/>
      <text:p text:style-name="P2"><text:s text:c="4"/>println!("The value of node1 is {}.", node1.value);</text:p>
      <text:p text:style-name="P2"><text:s text:c="4"/>println!("The value of node2 is {}.", node2.value);</text:p>
      <text:p text:style-name="P2">}</text:p>
      <text:h text:style-name="Heading_20_2" text:outline-level="2">Esempio 3 <text:span text:style-name="T5">con Weak</text:span></text:h>
      <text:p text:style-name="P5">use std::rc::{Rc, Weak};</text:p>
      <text:p text:style-name="P5">use std::cell::RefCell;</text:p>
      <text:p text:style-name="P5"/>
      <text:p text:style-name="P5">struct Node {</text:p>
      <text:p text:style-name="P5"><text:s text:c="4"/>value: i32,</text:p>
      <text:p text:style-name="P5"><text:s text:c="4"/>next: RefCell&lt;Option&lt;Weak&lt;Node&gt;&gt;&gt;,</text:p>
      <text:p text:style-name="P5"><text:soft-page-break/>}</text:p>
      <text:p text:style-name="P5"/>
      <text:p text:style-name="P5">fn main() {</text:p>
      <text:p text:style-name="P5"><text:s text:c="4"/>let node1 = Rc::new(Node {</text:p>
      <text:p text:style-name="P5"><text:s text:c="8"/>value: 1,</text:p>
      <text:p text:style-name="P5"><text:s text:c="8"/>next: RefCell::new(None),</text:p>
      <text:p text:style-name="P5"><text:s text:c="4"/>});</text:p>
      <text:p text:style-name="P5"><text:s text:c="4"/>let node2 = Rc::new(Node {</text:p>
      <text:p text:style-name="P5"><text:s text:c="8"/>value: 2,</text:p>
      <text:p text:style-name="P5"><text:s text:c="8"/>next: RefCell::new(None),</text:p>
      <text:p text:style-name="P5"><text:s text:c="4"/>});</text:p>
      <text:p text:style-name="P5"/>
      <text:p text:style-name="P5"><text:s text:c="4"/>*node1.next.borrow_mut() = Some(Rc::<text:span text:style-name="T2">downgrade</text:span>(&amp;node2));<text:tab/><text:tab/><text:span text:style-name="T3">puntatore debole al nodo2</text:span></text:p>
      <text:p text:style-name="P5"><text:s text:c="4"/>*node2.next.borrow_mut() = Some(Rc::<text:span text:style-name="T2">downgrade</text:span>(&amp;node1));<text:tab/><text:tab/><text:span text:style-name="T4">puntatore debole al nodo1</text:span></text:p>
      <text:p text:style-name="P5"/>
      <text:p text:style-name="P5"><text:s text:c="4"/>println!("The value of node1 is {}.", node1.value);</text:p>
      <text:p text:style-name="P5"><text:s text:c="4"/>println!("The value of node2 is {}.", node2.value);</text:p>
      <text:p text:style-name="P5">}</text:p>
      <text:p text:style-name="P4"/>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30T22:44:25.690097238</meta:creation-date>
    <dc:date>2023-06-30T23:26:29.337170992</dc:date>
    <meta:editing-duration>PT42M</meta:editing-duration>
    <meta:editing-cycles>9</meta:editing-cycles>
    <meta:generator>LibreOffice/7.5.4.2$Linux_X86_64 LibreOffice_project/50$Build-2</meta:generator>
    <meta:document-statistic meta:table-count="0" meta:image-count="0" meta:object-count="0" meta:page-count="3" meta:paragraph-count="70" meta:word-count="522" meta:character-count="3615" meta:non-whitespace-character-count="2946"/>
  </office:meta>
</office:document-meta>
</file>